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" svg:font-family="Liberatio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ération" svg:font-family="Libération"/>
    <style:font-face style:name="Libération Sérif" svg:font-family="'Libération Sérif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officeooo:rsid="001c96f0" officeooo:paragraph-rsid="001c96f0"/>
    </style:style>
    <style:style style:name="P2" style:family="paragraph" style:parent-style-name="Standard">
      <style:text-properties style:font-name="Libération Sérif" officeooo:rsid="001c96f0" officeooo:paragraph-rsid="001c96f0"/>
    </style:style>
    <style:style style:name="P3" style:family="paragraph" style:parent-style-name="Standard">
      <style:text-properties style:font-name="Liberation" fo:font-size="12pt" officeooo:rsid="001c96f0" officeooo:paragraph-rsid="001c96f0" style:font-size-asian="12pt" style:font-size-complex="12pt"/>
    </style:style>
    <style:style style:name="P4" style:family="paragraph" style:parent-style-name="Standard">
      <style:text-properties officeooo:paragraph-rsid="001c96f0"/>
    </style:style>
    <style:style style:name="T1" style:family="text">
      <style:text-properties fo:font-variant="normal" fo:text-transform="none" fo:color="#4d5156" loext:opacity="100%" style:font-name="arial" fo:font-size="8.39999961853027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4d5156" loext:opacity="100%" style:font-name="arial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4d5156" loext:opacity="100%" style:font-name="arial" fo:font-size="12pt" fo:letter-spacing="normal" fo:font-style="normal" fo:font-weight="normal" officeooo:rsid="001c96f0" style:font-size-asian="12pt" style:font-size-complex="12pt"/>
    </style:style>
    <style:style style:name="T4" style:family="text">
      <style:text-properties fo:font-variant="normal" fo:text-transform="none" fo:color="#4d5156" loext:opacity="100%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4d5156" loext:opacity="100%" style:font-name="Libération Sérif" fo:font-size="12pt" fo:letter-spacing="normal" fo:font-style="normal" fo:font-weight="normal" officeooo:rsid="001c96f0" style:font-size-asian="12pt" style:font-size-complex="12pt"/>
    </style:style>
    <style:style style:name="T6" style:family="text">
      <style:text-properties fo:font-variant="normal" fo:text-transform="none" fo:color="#202124" loext:opacity="100%" style:font-name="arial" fo:font-size="9.60000038146973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 HONEY BEE</text:p>
      <text:p text:style-name="P3"/>
      <text:p text:style-name="P3">But : Enseigner – Faire découvrir l’apiculture </text:p>
      <text:p text:style-name="P3"/>
      <text:p text:style-name="P3">Définition rapide de l’apiculture : </text:p>
      <text:p text:style-name="P2"><text:span text:style-name="T4">L'apiculture est une branche de l’agriculture qui consiste en l’élevage d’abeilles à miel pour exploiter les produits de la ruche, principalement du miel mais également la cire, la gelée royale, le pollen et la propolis, voire le venin d’abeille. (source Wikipédia)</text:span></text:p>
      <text:p text:style-name="P2"><text:span text:style-name="T4"/></text:p>
      <text:p text:style-name="P2"><text:span text:style-name="T4">Matériel de base :</text:span></text:p>
      <text:p text:style-name="P2"><text:span text:style-name="T4">- Ruche avec cadres (8 à 10)</text:span></text:p>
      <text:p text:style-name="P2"><text:span text:style-name="T4">- Hausse avec 9 cadres pour production de miel</text:span></text:p>
      <text:p text:style-name="P2"><text:span text:style-name="T4">- Portière entrée anti-frelon</text:span></text:p>
      <text:p text:style-name="P2"><text:span text:style-name="T4">- Vareuse avec chapeau et voile</text:span></text:p>
      <text:p text:style-name="P2"><text:span text:style-name="T4">- Gants</text:span></text:p>
      <text:p text:style-name="P2"><text:span text:style-name="T4">- Enfumoir (Inox)</text:span></text:p>
      <text:p text:style-name="P2"><text:span text:style-name="T4">- Leve-cadres (inox)</text:span></text:p>
      <text:p text:style-name="P2"><text:span text:style-name="T4">- Couteau manche bois</text:span></text:p>
      <text:p text:style-name="P4"><text:span text:style-name="T5">- Bac à désoperculation (récupération du miel phase 1) (</text:span><text:span text:style-name="T6">La désoperculation des cadres libère le miel des alvéoles de cire. Une grande quantité peut alors s'écouler. C'est pourquoi l'apiculteur doit utiliser un bac à désoperculer ou bac de désoperculation pour ne pas tâcher la miellerie et ne perdre une goutte de miel.</text:span><text:span text:style-name="T3">)</text:span></text:p>
      <text:p text:style-name="P4"><text:span text:style-name="T5">- Extracteur de miel (récupération de miel phase 2) (</text:span><text:span text:style-name="T1">Un extracteur de miel extrait le miel du rayon de miel sans détruire le rayon. Les extracteurs fonctionnent par force centrifuge. Un tambour ou un récipient contient un panier à cadre qui tourne, projetant le miel</text:span><text:span text:style-name="T3">)</text:span></text:p>
      <text:p text:style-name="P4"><text:span text:style-name="T3"/></text:p>
      <text:p text:style-name="P1"><text:span text:style-name="T2">Dimensions de la ruche :</text:span></text:p>
      <text:p text:style-name="P1"><text:span text:style-name="T6">La ruche dadant comporte 10 cadres de dimensions 42 cm x 27 cm chacune avec une épaisseur de 24 mm. Les dimensions de la ruche sont de 50 cm x 42.6cm x 31 cm.</text:span><text:span text:style-name="T2"> 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" svg:font-family="Liberatio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ération" svg:font-family="Libération"/>
    <style:font-face style:name="Libération Sérif" svg:font-family="'Libération Sérif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2T15:29:25.705000000</meta:creation-date>
    <dc:date>2023-01-02T17:19:39.920000000</dc:date>
    <meta:editing-duration>PT1H50M14S</meta:editing-duration>
    <meta:editing-cycles>1</meta:editing-cycles>
    <meta:document-statistic meta:table-count="0" meta:image-count="0" meta:object-count="0" meta:page-count="1" meta:paragraph-count="17" meta:word-count="233" meta:character-count="1351" meta:non-whitespace-character-count="1131"/>
    <meta:generator>LibreOffice/7.4.2.3$Windows_X86_64 LibreOffice_project/382eef1f22670f7f4118c8c2dd222ec7ad009daf</meta:generator>
  </office:meta>
</office:document-meta>
</file>